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vå ordningsamma studenter som vill flytta ihop</text:p>
      <text:p text:style-name="P2"/>
      <text:p text:style-name="Standard">Jag heter Louise Löfgren, och jag är en 21-årig tjej som bor i <text:s/>en studentlägenhet via Kalmarhem i centrala Kalmar. Jag studerar till interaktionsdesigner vid Linneuniversitet här i Kalmar och jag kommer att studera här i två år till. </text:p>
      <text:p text:style-name="Standard"/>
      <text:p text:style-name="Standard">Jag och min pojkvän Henrik Gabrielsson, som studerar webbprogrammering på Linneuniversitet vill nu flytta ihop och letar därför efter en gemensam lägenhet. Henrik bor också i en studentlägenhet via Kalmarhem i Kalmar. Vi får båda studielån och studiebidrag från CSN och vi letar också extrajobb vid sidan av studierna.</text:p>
      <text:p text:style-name="Standard"/>
      <text:p text:style-name="Standard">Vi är båda lugna och ordningsamma studenter som betalar hyran i tid. Vi har önskemål om att bo i en lägenhet på ca 40-50 kvadratmeter, och en hyra på högst 6000 kr i månaden. Vi vill helst så centralt som möjligt, så vi har nära både till våra vänner, affärer och skolan. Vi kan flytta in närsomhelst men vi har en uppsägningstid på 2 månader.</text:p>
      <text:p text:style-name="Standard"/>
      <text:p text:style-name="Standard">Om ni tittar något som passar in på vårat önskemål så skulle vi vara väldigt glada om ni hörde av er.</text:p>
      <text:p text:style-name="Standard"/>
      <text:p text:style-name="Standard">Hoppas att vi hörs snart.</text:p>
      <text:p text:style-name="Standard"/>
      <text:p text:style-name="Standard">Med vänlig hälsning</text:p>
      <text:p text:style-name="Standard">Louise Löfgren och Henrik Gabrielsson</text:p>
      <text:p text:style-name="Standard"/>
      <text:p text:style-name="Standard">Våra kontaktuppgifter är :</text:p>
      <text:p text:style-name="Standard"><text:span text:style-name="T1">Louise mobil:</text:span> 073-5546806</text:p>
      <text:p text:style-name="Standard"><text:span text:style-name="T1">Louise mailadress:</text:span> louise229@hotmail.com</text:p>
      <text:p text:style-name="P1">Louise adress:</text:p>
      <text:p text:style-name="P2">Smålandsgatan 4c, lgh nr 1303</text:p>
      <text:p text:style-name="P2">392 33 </text:p>
      <text:p text:style-name="Standard"><text:span text:style-name="T2">Kalmar</text:span></text:p>
      <text:p text:style-name="Standard"><text:span text:style-name="T2"/></text:p>
      <text:p text:style-name="P1">Henriks mobil: <text:span text:style-name="T2">076-1423219</text:span></text:p>
      <text:p text:style-name="Standard"><text:span text:style-name="T1">Henriks mailadress:</text:span> henrik.gabben@gmail.com</text:p>
      <text:p text:style-name="P1">Henriks adress: </text:p>
      <text:p text:style-name="P2">Falkenbergsvägen 25, lgh nr 1211</text:p>
      <text:p text:style-name="P2">392 44</text:p>
      <text:p text:style-name="P2">Kalmar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Helvetica, 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4-04-12T12:46:44.31</meta:creation-date>
    <dc:date>2014-04-12T13:50:45.32</dc:date>
    <dc:creator>Henrik Gabrielsson</dc:creator>
    <meta:editing-duration>PT33M42S</meta:editing-duration>
    <meta:editing-cycles>23</meta:editing-cycles>
    <meta:generator>OpenOffice/4.0.1$Win32 OpenOffice.org_project/401m5$Build-9714</meta:generator>
    <meta:document-statistic meta:table-count="0" meta:image-count="0" meta:object-count="0" meta:page-count="1" meta:paragraph-count="22" meta:word-count="230" meta:character-count="1402"/>
  </office:meta>
</office:document-meta>
</file>